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Voltage</text:p>
          </table:table-cell>
          <table:table-cell table:style-name="ce2" office:value-type="string" calcext:value-type="string">
            <text:p>Raw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414" calcext:value-type="float">
            <text:p>12414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1888" calcext:value-type="float">
            <text:p>11888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1887" calcext:value-type="float">
            <text:p>1188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1614" calcext:value-type="float">
            <text:p>11614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1343" calcext:value-type="float">
            <text:p>1134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9740" calcext:value-type="float">
            <text:p>974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9461" calcext:value-type="float">
            <text:p>946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922" calcext:value-type="float">
            <text:p>892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645" calcext:value-type="float">
            <text:p>864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7285" calcext:value-type="float">
            <text:p>728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239" calcext:value-type="float">
            <text:p>623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162" calcext:value-type="float">
            <text:p>516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334" calcext:value-type="float">
            <text:p>43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244" calcext:value-type="float">
            <text:p>324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33" calcext:value-type="float">
            <text:p>243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9199" calcext:value-type="float">
            <text:p>9199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1595" calcext:value-type="float">
            <text:p>1159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2677" calcext:value-type="float">
            <text:p>1267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297" calcext:value-type="float">
            <text:p>1429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840" calcext:value-type="float">
            <text:p>14840</text:p>
          </table:table-cell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9T16:41:37.417000000</meta:creation-date>
    <dc:date>2025-12-09T17:01:13.047000000</dc:date>
    <meta:editing-duration>PT19M34S</meta:editing-duration>
    <meta:editing-cycles>5</meta:editing-cycles>
    <meta:generator>LibreOffice/24.2.0.3$Windows_X86_64 LibreOffice_project/da48488a73ddd66ea24cf16bbc4f7b9c08e9bea1</meta:generator>
    <meta:document-statistic meta:table-count="1" meta:cell-count="102" meta:object-count="0"/>
  </office:meta>
</office:document-meta>
</file>